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C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4.694cm" style:rel-column-width="17487*"/>
    </style:style>
    <style:style style:name="Table7.B" style:family="table-column">
      <style:table-column-properties style:column-width="3.868cm" style:rel-column-width="14412*"/>
    </style:style>
    <style:style style:name="Table7.C" style:family="table-column">
      <style:table-column-properties style:column-width="9.028cm" style:rel-column-width="3363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A3" style:family="table-cell">
      <style:table-cell-properties fo:padding="0.097cm" fo:border-left="0.002cm solid #000000" fo:border-right="none" fo:border-top="none" fo:border-bottom="0.002cm solid #000000"/>
    </style:style>
    <style:style style:name="Table7.4" style:family="table-row">
      <style:table-row-properties style:min-row-height="0.392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1.74cm" style:rel-column-width="43742*"/>
    </style:style>
    <style:style style:name="Table6.B" style:family="table-column">
      <style:table-column-properties style:column-width="5.849cm" style:rel-column-width="21793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A3" style:family="table-cell">
      <style:table-cell-properties fo:padding="0.097cm" fo:border-left="0.002cm solid #000000" fo:border-right="none" fo:border-top="none" fo:border-bottom="0.002cm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2.27cm" style:rel-column-width="8458*"/>
    </style:style>
    <style:style style:name="Table30.B" style:family="table-column">
      <style:table-column-properties style:column-width="3.988cm" style:rel-column-width="14859*"/>
    </style:style>
    <style:style style:name="Table30.C" style:family="table-column">
      <style:table-column-properties style:column-width="3.194cm" style:rel-column-width="11901*"/>
    </style:style>
    <style:style style:name="Table30.D" style:family="table-column">
      <style:table-column-properties style:column-width="8.137cm" style:rel-column-width="30317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D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A3" style:family="table-cell">
      <style:table-cell-properties fo:padding="0.097cm" fo:border-left="0.002cm solid #000000" fo:border-right="none" fo:border-top="none" fo:border-bottom="0.002cm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2.254cm" style:rel-column-width="8398*"/>
    </style:style>
    <style:style style:name="Table32.B" style:family="table-column">
      <style:table-column-properties style:column-width="4.004cm" style:rel-column-width="14918*"/>
    </style:style>
    <style:style style:name="Table32.C" style:family="table-column">
      <style:table-column-properties style:column-width="3.194cm" style:rel-column-width="11901*"/>
    </style:style>
    <style:style style:name="Table32.D" style:family="table-column">
      <style:table-column-properties style:column-width="8.137cm" style:rel-column-width="30318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D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.A3" style:family="table-cell">
      <style:table-cell-properties fo:padding="0.097cm" fo:border-left="0.002cm solid #000000" fo:border-right="none" fo:border-top="none" fo:border-bottom="0.002cm solid #000000"/>
    </style:style>
    <style:style style:name="Table77" style:family="table">
      <style:table-properties style:width="17.59cm" table:align="margins"/>
    </style:style>
    <style:style style:name="Table77.A" style:family="table-column">
      <style:table-column-properties style:column-width="3.346cm" style:rel-column-width="12466*"/>
    </style:style>
    <style:style style:name="Table77.B" style:family="table-column">
      <style:table-column-properties style:column-width="1.887cm" style:rel-column-width="7031*"/>
    </style:style>
    <style:style style:name="Table77.C" style:family="table-column">
      <style:table-column-properties style:column-width="2.074cm" style:rel-column-width="7728*"/>
    </style:style>
    <style:style style:name="Table77.D" style:family="table-column">
      <style:table-column-properties style:column-width="2.281cm" style:rel-column-width="8497*"/>
    </style:style>
    <style:style style:name="Table77.E" style:family="table-column">
      <style:table-column-properties style:column-width="2.094cm" style:rel-column-width="7800*"/>
    </style:style>
    <style:style style:name="Table77.F" style:family="table-column">
      <style:table-column-properties style:column-width="5.909cm" style:rel-column-width="22013*"/>
    </style:style>
    <style:style style:name="Table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7.F1" style:family="table-cell">
      <style:table-cell-properties fo:padding="0.097cm" fo:border="0.002cm solid #000000"/>
    </style:style>
    <style:style style:name="Table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7.A3" style:family="table-cell">
      <style:table-cell-properties fo:padding="0.097cm" fo:border-left="0.002cm solid #000000" fo:border-right="none" fo:border-top="none" fo:border-bottom="0.002cm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8.109cm" style:rel-column-width="30211*"/>
    </style:style>
    <style:style style:name="Table35.B" style:family="table-column">
      <style:table-column-properties style:column-width="9.481cm" style:rel-column-width="35324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.3" style:family="table-row">
      <style:table-row-properties style:min-row-height="1.864cm"/>
    </style:style>
    <style:style style:name="Table35.A3" style:family="table-cell">
      <style:table-cell-properties fo:padding="0.097cm" fo:border-left="0.002cm solid #000000" fo:border-right="none" fo:border-top="none" fo:border-bottom="0.002cm solid #000000"/>
    </style:style>
    <style:style style:name="Table38" style:family="table">
      <style:table-properties style:width="9.289cm" table:align="margins"/>
    </style:style>
    <style:style style:name="Table38.A" style:family="table-column">
      <style:table-column-properties style:column-width="9.289cm" style:rel-column-width="65535*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4.694cm" style:rel-column-width="17487*"/>
    </style:style>
    <style:style style:name="Table12.B" style:family="table-column">
      <style:table-column-properties style:column-width="3.868cm" style:rel-column-width="14412*"/>
    </style:style>
    <style:style style:name="Table12.C" style:family="table-column">
      <style:table-column-properties style:column-width="9.028cm" style:rel-column-width="33636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3" style:family="table-cell">
      <style:table-cell-properties fo:padding="0.097cm" fo:border-left="0.002cm solid #000000" fo:border-right="none" fo:border-top="none" fo:border-bottom="0.002cm solid #000000"/>
    </style:style>
    <style:style style:name="Table12.7" style:family="table-row">
      <style:table-row-properties style:min-row-height="0.392cm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4.694cm" style:rel-column-width="17487*"/>
    </style:style>
    <style:style style:name="Table14.B" style:family="table-column">
      <style:table-column-properties style:column-width="3.868cm" style:rel-column-width="14412*"/>
    </style:style>
    <style:style style:name="Table14.C" style:family="table-column">
      <style:table-column-properties style:column-width="9.028cm" style:rel-column-width="33636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A3" style:family="table-cell">
      <style:table-cell-properties fo:padding="0.097cm" fo:border-left="0.002cm solid #000000" fo:border-right="none" fo:border-top="none" fo:border-bottom="0.002cm solid #000000"/>
    </style:style>
    <style:style style:name="Table14.4" style:family="table-row">
      <style:table-row-properties style:min-row-height="0.392cm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4.694cm" style:rel-column-width="17487*"/>
    </style:style>
    <style:style style:name="Table10.B" style:family="table-column">
      <style:table-column-properties style:column-width="3.027cm" style:rel-column-width="11277*"/>
    </style:style>
    <style:style style:name="Table10.C" style:family="table-column">
      <style:table-column-properties style:column-width="9.869cm" style:rel-column-width="3677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8.795cm" style:rel-column-width="32767*"/>
    </style:style>
    <style:style style:name="Table27.B" style:family="table-column">
      <style:table-column-properties style:column-width="8.795cm" style:rel-column-width="3276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>
      <style:table-cell-properties fo:padding="0.097cm" fo:border-left="0.002cm solid #000000" fo:border-right="none" fo:border-top="none" fo:border-bottom="0.002cm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4.946cm" style:rel-column-width="18427*"/>
    </style:style>
    <style:style style:name="Table29.B" style:family="table-column">
      <style:table-column-properties style:column-width="3.044cm" style:rel-column-width="11343*"/>
    </style:style>
    <style:style style:name="Table29.C" style:family="table-column">
      <style:table-column-properties style:column-width="9.599cm" style:rel-column-width="35765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C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8.795cm" style:rel-column-width="32767*"/>
    </style:style>
    <style:style style:name="Table8.B" style:family="table-column">
      <style:table-column-properties style:column-width="8.79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A3" style:family="table-cell">
      <style:table-cell-properties fo:padding="0.097cm" fo:border-left="0.002cm solid #000000" fo:border-right="none" fo:border-top="none" fo:border-bottom="0.002cm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54cm" style:rel-column-width="21812*"/>
    </style:style>
    <style:style style:name="Table31.B" style:family="table-column">
      <style:table-column-properties style:column-width="11.735cm" style:rel-column-width="43723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B" style:family="table-column">
      <style:table-column-properties style:column-width="8.795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A3" style:family="table-cell">
      <style:table-cell-properties fo:padding="0.097cm" fo:border-left="0.002cm solid #000000" fo:border-right="none" fo:border-top="none" fo:border-bottom="0.002cm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4.66cm" style:rel-column-width="17362*"/>
    </style:style>
    <style:style style:name="Table37.B" style:family="table-column">
      <style:table-column-properties style:column-width="6.122cm" style:rel-column-width="22811*"/>
    </style:style>
    <style:style style:name="Table37.C" style:family="table-column">
      <style:table-column-properties style:column-width="6.807cm" style:rel-column-width="25362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C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.A3" style:family="table-cell">
      <style:table-cell-properties fo:padding="0.097cm" fo:border-left="0.002cm solid #000000" fo:border-right="none" fo:border-top="none" fo:border-bottom="0.002cm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C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.A3" style:family="table-cell">
      <style:table-cell-properties fo:padding="0.097cm" fo:border-left="0.002cm solid #000000" fo:border-right="none" fo:border-top="none" fo:border-bottom="0.002cm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C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.A3" style:family="table-cell">
      <style:table-cell-properties fo:padding="0.097cm" fo:border-left="0.002cm solid #000000" fo:border-right="none" fo:border-top="none" fo:border-bottom="0.002cm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8.795cm" style:rel-column-width="32767*"/>
    </style:style>
    <style:style style:name="Table36.B" style:family="table-column">
      <style:table-column-properties style:column-width="8.79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.A3" style:family="table-cell">
      <style:table-cell-properties fo:padding="0.097cm" fo:border-left="0.002cm solid #000000" fo:border-right="none" fo:border-top="none" fo:border-bottom="0.002cm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3.535cm" style:rel-column-width="13170*"/>
    </style:style>
    <style:style style:name="Table39.B" style:family="table-column">
      <style:table-column-properties style:column-width="3.533cm" style:rel-column-width="13163*"/>
    </style:style>
    <style:style style:name="Table39.C" style:family="table-column">
      <style:table-column-properties style:column-width="3.44cm" style:rel-column-width="12815*"/>
    </style:style>
    <style:style style:name="Table39.D" style:family="table-column">
      <style:table-column-properties style:column-width="7.082cm" style:rel-column-width="26387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D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3.535cm" style:rel-column-width="13170*"/>
    </style:style>
    <style:style style:name="Table43.B" style:family="table-column">
      <style:table-column-properties style:column-width="3.533cm" style:rel-column-width="13163*"/>
    </style:style>
    <style:style style:name="Table43.C" style:family="table-column">
      <style:table-column-properties style:column-width="3.44cm" style:rel-column-width="12815*"/>
    </style:style>
    <style:style style:name="Table43.D" style:family="table-column">
      <style:table-column-properties style:column-width="7.082cm" style:rel-column-width="26387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D1" style:family="table-cell">
      <style:table-cell-properties fo:padding="0.097cm" fo:border="0.002cm solid #000000"/>
    </style:style>
    <style:style style:name="Table43.A3" style:family="table-cell">
      <style:table-cell-properties fo:padding="0.097cm" fo:border-left="0.002cm solid #000000" fo:border-right="none" fo:border-top="none" fo:border-bottom="0.002cm solid #000000"/>
    </style:style>
    <style:style style:name="Table4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7.082cm" style:rel-column-width="26386*"/>
    </style:style>
    <style:style style:name="Table42.B" style:family="table-column">
      <style:table-column-properties style:column-width="6.241cm" style:rel-column-width="23251*"/>
    </style:style>
    <style:style style:name="Table42.C" style:family="table-column">
      <style:table-column-properties style:column-width="4.267cm" style:rel-column-width="15898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C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.A3" style:family="table-cell">
      <style:table-cell-properties fo:padding="0.097cm" fo:border-left="0.002cm solid #000000" fo:border-right="none" fo:border-top="none" fo:border-bottom="0.002cm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2.859cm" style:rel-column-width="10653*"/>
    </style:style>
    <style:style style:name="Table40.B" style:family="table-column">
      <style:table-column-properties style:column-width="3.096cm" style:rel-column-width="11533*"/>
    </style:style>
    <style:style style:name="Table40.C" style:family="table-column">
      <style:table-column-properties style:column-width="3.986cm" style:rel-column-width="14852*"/>
    </style:style>
    <style:style style:name="Table40.D" style:family="table-column">
      <style:table-column-properties style:column-width="7.648cm" style:rel-column-width="28497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D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vmcu Chip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5" text:outline-level="1">Description</text:h>
      <text:p text:style-name="Text_20_body">CORE-V-MCU</text:p>
      <text:h text:style-name="Heading_20_1" text:outline-level="1">Design Under Test</text:h>
      <text:h text:style-name="Heading_20_2" text:outline-level="2">Design Element</text:h>
      <table:table table:name="Table28" table:style-name="Table28">
        <table:table-column table:style-name="Table28.A" table:number-columns-repeated="3"/>
        <table:table-header-rows>
          <table:table-row>
            <table:table-cell table:style-name="Table28.A1" office:value-type="string">
              <text:p text:style-name="Table_20_Contents">Name</text:p>
            </table:table-cell>
            <table:table-cell table:style-name="Table28.A1" office:value-type="string">
              <text:p text:style-name="Table_20_Contents">Type</text:p>
            </table:table-cell>
            <table:table-cell table:style-name="Table28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28.A2" office:value-type="string">
            <text:p text:style-name="Table_20_Contents">core_v_mcu</text:p>
          </table:table-cell>
          <table:table-cell table:style-name="Table28.A2" office:value-type="string">
            <text:p text:style-name="Table_20_Contents">fsoc</text:p>
          </table:table-cell>
          <table:table-cell table:style-name="Table28.C2" office:value-type="string">
            <text:p text:style-name="Table_20_Contents">core-v-mcu</text:p>
          </table:table-cell>
        </table:table-row>
      </table:table>
      <text:h text:style-name="Heading_20_2" text:outline-level="2">Elaboration Parameter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Name</text:p>
            </table:table-cell>
            <table:table-cell table:style-name="Table7.A1" office:value-type="string">
              <text:p text:style-name="Table_20_Heading">Type</text:p>
            </table:table-cell>
            <table:table-cell table:style-name="Table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3" office:value-type="string">
            <text:p text:style-name="Table_20_Contents">use_cores</text:p>
          </table:table-cell>
          <table:table-cell table:style-name="Table7.A3" office:value-type="string">
            <text:p text:style-name="Table_20_Contents">bit</text:p>
          </table:table-cell>
          <table:table-cell table:style-name="Table7.A2" office:value-type="string">
            <text:p text:style-name="Table_20_Contents">Includes the Core Sub-System</text:p>
          </table:table-cell>
        </table:table-row>
      </table:table>
      <text:h text:style-name="Heading_20_2" text:outline-level="2">Targets</text:h>
      <text:h text:style-name="Heading_20_3" text:outline-level="3">gf22fdx</text:h>
      <text:p text:style-name="Table_20_Contents">Global Foundries 22nm FDX proces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nexys</text:h>
      <text:p text:style-name="Table_20_Contents">Nexys7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3" text:outline-level="3">genesys</text:h>
      <text:p text:style-name="Table_20_Contents">Genesy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Name</text:p>
            </table:table-cell>
            <table:table-cell table:style-name="Table6.B1" office:value-type="string">
              <text:p text:style-name="Table_20_Heading">Value</text:p>
            </table:table-cell>
          </table:table-row>
        </table:table-header-rows>
        <table:table-row>
          <table:table-cell table:style-name="Table6.A3" office:value-type="string">
            <text:p text:style-name="Table_20_Contents">use_cores</text:p>
          </table:table-cell>
          <table:table-cell table:style-name="Table6.A2" office:value-type="string">
            <text:p text:style-name="Table_20_Contents">1</text:p>
          </table:table-cell>
        </table:table-row>
      </table:table>
      <text:h text:style-name="Heading_20_2" text:outline-level="2">Clocks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header-rows>
          <table:table-row>
            <table:table-cell table:style-name="Table30.A1" office:value-type="string">
              <text:p text:style-name="Table_20_Heading">Name</text:p>
            </table:table-cell>
            <table:table-cell table:style-name="Table30.A1" office:value-type="string">
              <text:p text:style-name="Table_20_Heading">Frequency</text:p>
            </table:table-cell>
            <table:table-cell table:style-name="Table30.A1" office:value-type="string">
              <text:p text:style-name="Table_20_Heading">Signal Name</text:p>
            </table:table-cell>
            <table:table-cell table:style-name="Table30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0.A3" office:value-type="string">
            <text:p text:style-name="Table_20_Contents">sys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>ref_clk_i</text:p>
          </table:table-cell>
          <table:table-cell table:style-name="Table30.A2" office:value-type="string">
            <text:p text:style-name="Table_20_Contents">System</text:p>
          </table:table-cell>
        </table:table-row>
        <table:table-row>
          <table:table-cell table:style-name="Table30.A3" office:value-type="string">
            <text:p text:style-name="Table_20_Contents">jtag_clk</text:p>
          </table:table-cell>
          <table:table-cell table:style-name="Table30.A3" office:value-type="string">
            <text:p text:style-name="Table_20_Contents">50000000 Hz</text:p>
          </table:table-cell>
          <table:table-cell table:style-name="Table30.A3" office:value-type="string">
            <text:p text:style-name="Table_20_Contents">jtag_tck_i</text:p>
          </table:table-cell>
          <table:table-cell table:style-name="Table30.A2" office:value-type="string">
            <text:p text:style-name="Table_20_Contents">JTAG</text:p>
          </table:table-cell>
        </table:table-row>
        <table:table-row>
          <table:table-cell table:style-name="Table30.A3" office:value-type="string">
            <text:p text:style-name="Table_20_Contents">uart0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/>
          </table:table-cell>
          <table:table-cell table:style-name="Table30.A2" office:value-type="string">
            <text:p text:style-name="Table_20_Contents">UART0 agent clock</text:p>
          </table:table-cell>
        </table:table-row>
        <table:table-row>
          <table:table-cell table:style-name="Table30.A3" office:value-type="string">
            <text:p text:style-name="Table_20_Contents">uart1_clk</text:p>
          </table:table-cell>
          <table:table-cell table:style-name="Table30.A3" office:value-type="string">
            <text:p text:style-name="Table_20_Contents">100000000 Hz</text:p>
          </table:table-cell>
          <table:table-cell table:style-name="Table30.A3" office:value-type="string">
            <text:p text:style-name="Table_20_Contents"/>
          </table:table-cell>
          <table:table-cell table:style-name="Table30.A2" office:value-type="string">
            <text:p text:style-name="Table_20_Contents">UART1 agent clock</text:p>
          </table:table-cell>
        </table:table-row>
      </table:table>
      <text:h text:style-name="Heading_20_2" text:outline-level="2">Resets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header-rows>
          <table:table-row>
            <table:table-cell table:style-name="Table32.A1" office:value-type="string">
              <text:p text:style-name="Table_20_Heading">Name</text:p>
            </table:table-cell>
            <table:table-cell table:style-name="Table32.A1" office:value-type="string">
              <text:p text:style-name="Table_20_Heading">Clock</text:p>
            </table:table-cell>
            <table:table-cell table:style-name="Table32.A1" office:value-type="string">
              <text:p text:style-name="Table_20_Heading">Signal Name</text:p>
            </table:table-cell>
            <table:table-cell table:style-name="Table32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2.A3" office:value-type="string">
            <text:p text:style-name="Table_20_Contents">sys_reset</text:p>
          </table:table-cell>
          <table:table-cell table:style-name="Table32.A3" office:value-type="string">
            <text:p text:style-name="Table_20_Contents">sys_clk</text:p>
          </table:table-cell>
          <table:table-cell table:style-name="Table32.A3" office:value-type="string">
            <text:p text:style-name="Table_20_Contents">rstn_i</text:p>
          </table:table-cell>
          <table:table-cell table:style-name="Table32.A2" office:value-type="string">
            <text:p text:style-name="Table_20_Contents">System</text:p>
          </table:table-cell>
        </table:table-row>
        <table:table-row>
          <table:table-cell table:style-name="Table32.A3" office:value-type="string">
            <text:p text:style-name="Table_20_Contents">jtag_reset</text:p>
          </table:table-cell>
          <table:table-cell table:style-name="Table32.A3" office:value-type="string">
            <text:p text:style-name="Table_20_Contents">jtag_clk</text:p>
          </table:table-cell>
          <table:table-cell table:style-name="Table32.A3" office:value-type="string">
            <text:p text:style-name="Table_20_Contents">jtag_trst_i</text:p>
          </table:table-cell>
          <table:table-cell table:style-name="Table32.A2" office:value-type="string">
            <text:p text:style-name="Table_20_Contents">JTAG</text:p>
          </table:table-cell>
        </table:table-row>
      </table:table>
      <text:h text:style-name="Heading_20_2" text:outline-level="2">Probe Signals</text:h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column table:style-name="Table77.F"/>
        <table:table-header-rows>
          <table:table-row>
            <table:table-cell table:style-name="Table77.A1" office:value-type="string">
              <text:p text:style-name="Table_20_Heading">Name</text:p>
            </table:table-cell>
            <table:table-cell table:style-name="Table77.A1" office:value-type="string">
              <text:p text:style-name="Table_20_Heading">Direction</text:p>
            </table:table-cell>
            <table:table-cell table:style-name="Table77.A1" office:value-type="string">
              <text:p text:style-name="Table_20_Heading">Size</text:p>
            </table:table-cell>
            <table:table-cell table:style-name="Table77.A1" office:value-type="string">
              <text:p text:style-name="Table_20_Heading">Clock</text:p>
            </table:table-cell>
            <table:table-cell table:style-name="Table77.A1" office:value-type="string">
              <text:p text:style-name="Table_20_Heading">Reset</text:p>
            </table:table-cell>
            <table:table-cell table:style-name="Table77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7.A3" office:value-type="string">
            <text:p text:style-name="Table_20_Contents">bootsel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Boot select</text:p>
          </table:table-cell>
        </table:table-row>
        <table:table-row>
          <table:table-cell table:style-name="Table77.A3" office:value-type="string">
            <text:p text:style-name="Table_20_Contents">stm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Structural Test Mode</text:p>
          </table:table-cell>
        </table:table-row>
        <table:table-row>
          <table:table-cell table:style-name="Table77.A3" office:value-type="string">
            <text:p text:style-name="Table_20_Contents">io_in_i</text:p>
          </table:table-cell>
          <table:table-cell table:style-name="Table77.A3" office:value-type="string">
            <text:p text:style-name="Table_20_Contents">in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’s input signal</text:p>
          </table:table-cell>
        </table:table-row>
        <table:table-row>
          <table:table-cell table:style-name="Table77.A3" office:value-type="string">
            <text:p text:style-name="Table_20_Contents">io_out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's output signal</text:p>
          </table:table-cell>
        </table:table-row>
        <table:table-row>
          <table:table-cell table:style-name="Table77.A3" office:value-type="string">
            <text:p text:style-name="Table_20_Contents">pad_cfg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[6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AD configuration (implementation dependent)</text:p>
          </table:table-cell>
        </table:table-row>
        <table:table-row>
          <table:table-cell table:style-name="Table77.A3" office:value-type="string">
            <text:p text:style-name="Table_20_Contents">io_oe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[48]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Port’s Output Enable 1: IO = io_out_o. 0: io_in_i = IO.</text:p>
          </table:table-cell>
        </table:table-row>
        <table:table-row>
          <table:table-cell table:style-name="Table77.A3" office:value-type="string">
            <text:p text:style-name="Table_20_Contents">slow_clk_o</text:p>
          </table:table-cell>
          <table:table-cell table:style-name="Table77.A3" office:value-type="string">
            <text:p text:style-name="Table_20_Contents">out</text:p>
          </table:table-cell>
          <table:table-cell table:style-name="Table77.A3" office:value-type="string">
            <text:p text:style-name="Table_20_Contents">1</text:p>
          </table:table-cell>
          <table:table-cell table:style-name="Table77.A3" office:value-type="string">
            <text:p text:style-name="Table_20_Contents">sys_clk</text:p>
          </table:table-cell>
          <table:table-cell table:style-name="Table77.A3" office:value-type="string">
            <text:p text:style-name="Table_20_Contents">sys_reset</text:p>
          </table:table-cell>
          <table:table-cell table:style-name="Table77.A2" office:value-type="string">
            <text:p text:style-name="Table_20_Contents">Output clock generated from ref_clk_i. Frequency is implementation dependent.</text:p>
          </table:table-cell>
        </table:table-row>
      </table:table>
      <text:h text:style-name="Heading_20_1" text:outline-level="1">Environment Configuration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Name</text:p>
            </table:table-cell>
            <table:table-cell table:style-name="Table12.A1" office:value-type="string">
              <text:p text:style-name="Table_20_Heading">Type</text:p>
            </table:table-cell>
            <table:table-cell table:style-name="Table1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2.A3" office:value-type="string">
            <text:p text:style-name="Table_20_Contents">use_cores</text:p>
          </table:table-cell>
          <table:table-cell table:style-name="Table12.A3" office:value-type="string">
            <text:p text:style-name="Table_20_Contents">bit</text:p>
          </table:table-cell>
          <table:table-cell table:style-name="Table12.A2" office:value-type="string">
            <text:p text:style-name="Table_20_Contents">Includes the Core Sub-System</text:p>
          </table:table-cell>
        </table:table-row>
      </table:table>
      <text:h text:style-name="Heading_20_1" text:outline-level="1">Sub-System Environment Instances</text:h>
      <text:h text:style-name="Heading_20_2" text:outline-level="2">apb_timer</text:h>
      <text:p text:style-name="Text_20_body">Simple timer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timer_unit</text:p>
          </table:table-cell>
        </table:table-row>
      </table:table>
      <text:h text:style-name="Heading_20_2" text:outline-level="2">apb_adv_timer</text:h>
      <text:p text:style-name="Text_20_body">Advanced timer (PWM)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IP</text:p>
            </table:table-cell>
            <table:table-cell table:style-name="Table10.A1" office:value-type="string">
              <text:p text:style-name="Table_20_Heading">Active/Passive</text:p>
            </table:table-cell>
            <table:table-cell table:style-name="Table10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10.A2" office:value-type="string">
            <text:p text:style-name="Text_20_body">apb_adv_timer</text:p>
          </table:table-cell>
          <table:table-cell table:style-name="Table10.A2" office:value-type="string">
            <text:p text:style-name="Text_20_body">Passive</text:p>
          </table:table-cell>
          <table:table-cell table:style-name="Table10.C2" office:value-type="string">
            <text:p text:style-name="Text_20_body">i_soc_domain.soc_peripherals_i.i_apb_adv_timer</text:p>
          </table:table-cell>
        </table:table-row>
      </table:table>
      <text:h text:style-name="Heading_20_1" text:outline-level="1">Agent Instances</text:h>
      <text:h text:style-name="Heading_20_2" text:outline-level="2">jtag</text:h>
      <text:p text:style-name="Table_20_Contents">JTAG controll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jta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jtag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jtag_{{ name }}_{{ dir }}</text:p>
          </table:table-cell>
        </table:table-row>
      </table:table>
      <text:h text:style-name="Heading_20_2" text:outline-level="2">qspi_s0</text:h>
      <text:p text:style-name="Table_20_Contents">QSPI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qspi_s1</text:h>
      <text:p text:style-name="Table_20_Contents">QSPI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4</text:p>
          </table:table-cell>
        </table:table-row>
      </table:table>
      <text:h text:style-name="Heading_20_2" text:outline-level="2">camera</text:h>
      <text:p text:style-name="Table_20_Contents">Camera Parallel Interface transmit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cp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s0</text:h>
      <text:p text:style-name="Table_20_Contents">I2C slave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s1</text:h>
      <text:p text:style-name="Table_20_Contents">I2C slave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uart0</text:h>
      <text:p text:style-name="Table_20_Contents">UART 0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uart0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uart1</text:h>
      <text:p text:style-name="Table_20_Contents">UART 1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uar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uart1_clk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sdio</text:h>
      <text:p text:style-name="Table_20_Contents">Flash card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sdio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2c_m</text:h>
      <text:p text:style-name="Table_20_Contents">I2C master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i2c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sys_rese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/>
          </table:table-cell>
        </table:table-row>
      </table:table>
      <text:h text:style-name="Heading_20_2" text:outline-level="2">instr_obi</text:h>
      <text:p text:style-name="Table_20_Contents">Instruction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/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instr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data_obi</text:h>
      <text:p text:style-name="Table_20_Contents">Data memory OBI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obi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Act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Memory Map</text:p>
          </table:table-cell>
          <table:table-cell table:style-name="Table31.B2" office:value-type="string">
            <text:p text:style-name="Text_20_body">default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core_data_{{ name }}</text:p>
          </table:table-cell>
        </table:table-row>
      </table:table>
      <text:h text:style-name="Heading_20_3" text:outline-level="3">Configuration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Knob</text:p>
            </table:table-cell>
            <table:table-cell table:style-name="Table9.B1" office:value-type="string">
              <text:p text:style-name="Table_20_Heading">Value</text:p>
            </table:table-cell>
          </table:table-row>
        </table:table-header-rows>
        <table:table-row>
          <table:table-cell table:style-name="Table9.A3" office:value-type="string">
            <text:p text:style-name="Table_20_Contents">data_width</text:p>
          </table:table-cell>
          <table:table-cell table:style-name="Table9.A2" office:value-type="string">
            <text:p text:style-name="Table_20_Contents">32</text:p>
          </table:table-cell>
        </table:table-row>
        <table:table-row>
          <table:table-cell table:style-name="Table9.A3" office:value-type="string">
            <text:p text:style-name="Table_20_Contents">addr_width</text:p>
          </table:table-cell>
          <table:table-cell table:style-name="Table9.A2" office:value-type="string">
            <text:p text:style-name="Table_20_Contents">32</text:p>
          </table:table-cell>
        </table:table-row>
      </table:table>
      <text:h text:style-name="Heading_20_2" text:outline-level="2">event</text:h>
      <text:p text:style-name="Table_20_Contents">Event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event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soc_peripherals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soc_peripherals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soc_peripherals_i.u_evnt_gen.{{ name }}</text:p>
          </table:table-cell>
        </table:table-row>
      </table:table>
      <text:h text:style-name="Heading_20_2" text:outline-level="2">dbg</text:h>
      <text:p text:style-name="Table_20_Contents">Debug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IP</text:p>
          </table:table-cell>
          <table:table-cell table:style-name="Table31.B1" office:value-type="string">
            <text:p text:style-name="Text_20_body">cvmcu_dbg</text:p>
          </table:table-cell>
        </table:table-row>
        <table:table-row>
          <table:table-cell table:style-name="Table31.A2" office:value-type="string">
            <text:p text:style-name="P2">Active/Passive</text:p>
          </table:table-cell>
          <table:table-cell table:style-name="Table31.B2" office:value-type="string">
            <text:p text:style-name="Text_20_body">Passive</text:p>
          </table:table-cell>
        </table:table-row>
        <table:table-row>
          <table:table-cell table:style-name="Table31.A2" office:value-type="string">
            <text:p text:style-name="P2">Mode</text:p>
          </table:table-cell>
          <table:table-cell table:style-name="Table31.B2" office:value-type="string">
            <text:p text:style-name="Text_20_body">Normal</text:p>
          </table:table-cell>
        </table:table-row>
        <table:table-row>
          <table:table-cell table:style-name="Table31.A2" office:value-type="string">
            <text:p text:style-name="P2">Clock</text:p>
          </table:table-cell>
          <table:table-cell table:style-name="Table31.B2" office:value-type="string">
            <text:p text:style-name="Text_20_body">i_soc_domain.fc_subsystem_i.clk_i</text:p>
          </table:table-cell>
        </table:table-row>
        <table:table-row>
          <table:table-cell table:style-name="Table31.A2" office:value-type="string">
            <text:p text:style-name="P2">Reset</text:p>
          </table:table-cell>
          <table:table-cell table:style-name="Table31.B2" office:value-type="string">
            <text:p text:style-name="Text_20_body">i_soc_domain.fc_subsystem_i.rst_ni</text:p>
          </table:table-cell>
        </table:table-row>
        <table:table-row>
          <table:table-cell table:style-name="Table31.A2" office:value-type="string">
            <text:p text:style-name="P2">HDL Path</text:p>
          </table:table-cell>
          <table:table-cell table:style-name="Table31.B2" office:value-type="string">
            <text:p text:style-name="Text_20_body">i_soc_domain.fc_subsystem_i.{{ name }}</text:p>
          </table:table-cell>
        </table:table-row>
      </table:table>
      <text:h text:style-name="Heading_20_1" text:outline-level="1">Prediction and Scoreboards</text:h>
      <table:table table:name="Table37" table:style-name="Table37">
        <table:table-column table:style-name="Table37.A"/>
        <table:table-column table:style-name="Table37.B"/>
        <table:table-column table:style-name="Table37.C"/>
        <table:table-header-rows>
          <table:table-row>
            <table:table-cell table:style-name="Table37.A1" office:value-type="string">
              <text:p text:style-name="Table_20_Heading">Path Name</text:p>
            </table:table-cell>
            <table:table-cell table:style-name="Table37.A1" office:value-type="string">
              <text:p text:style-name="Table_20_Heading">Predictor Source (Expected)</text:p>
            </table:table-cell>
            <table:table-cell table:style-name="Table37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37.A3" office:value-type="string">
            <text:p text:style-name="Table_20_Contents">apb_i2c_egress</text:p>
          </table:table-cell>
          <table:table-cell table:style-name="Table37.A3" office:value-type="string">
            <text:p text:style-name="Table_20_Contents">sequencer: apb_i2c_egress_exp_ap</text:p>
          </table:table-cell>
          <table:table-cell table:style-name="Table37.A2" office:value-type="string">
            <text:p text:style-name="Table_20_Contents">i2c_m agent: s2m_mon_trn_ap</text:p>
          </table:table-cell>
        </table:table-row>
        <table:table-row>
          <table:table-cell table:style-name="Table37.A3" office:value-type="string">
            <text:p text:style-name="Table_20_Contents">apb_i2c_ingress</text:p>
          </table:table-cell>
          <table:table-cell table:style-name="Table37.A3" office:value-type="string">
            <text:p text:style-name="Table_20_Contents">i2c_m agent: m2s_mon_trn_ap</text:p>
          </table:table-cell>
          <table:table-cell table:style-name="Table37.A2" office:value-type="string">
            <text:p text:style-name="Table_20_Contents">sequencer: apb_i2c_ingress_act_ap</text:p>
          </table:table-cell>
        </table:table-row>
        <table:table-row>
          <table:table-cell table:style-name="Table37.A3" office:value-type="string">
            <text:p text:style-name="Table_20_Contents">dbg</text:p>
          </table:table-cell>
          <table:table-cell table:style-name="Table37.A3" office:value-type="string">
            <text:p text:style-name="Table_20_Contents">sequencer: dbg_exp_ap</text:p>
          </table:table-cell>
          <table:table-cell table:style-name="Table37.A2" office:value-type="string">
            <text:p text:style-name="Table_20_Contents">dbg agent: mon_trn_ap</text:p>
          </table:table-cell>
        </table:table-row>
        <table:table-row>
          <table:table-cell table:style-name="Table37.A3" office:value-type="string">
            <text:p text:style-name="Table_20_Contents">udma_camera</text:p>
          </table:table-cell>
          <table:table-cell table:style-name="Table37.A3" office:value-type="string">
            <text:p text:style-name="Table_20_Contents">camera agent: mon_trn_ap</text:p>
          </table:table-cell>
          <table:table-cell table:style-name="Table37.A2" office:value-type="string">
            <text:p text:style-name="Table_20_Contents">sequencer: udma_camera_act_ap</text:p>
          </table:table-cell>
        </table:table-row>
        <table:table-row>
          <table:table-cell table:style-name="Table37.A3" office:value-type="string">
            <text:p text:style-name="Table_20_Contents">udma_i2c0_egress</text:p>
          </table:table-cell>
          <table:table-cell table:style-name="Table37.A3" office:value-type="string">
            <text:p text:style-name="Table_20_Contents">sequencer: udma_i2c0_egress_exp_ap</text:p>
          </table:table-cell>
          <table:table-cell table:style-name="Table37.A2" office:value-type="string">
            <text:p text:style-name="Table_20_Contents">i2c_s0 agent: m2s_mon_trn_ap</text:p>
          </table:table-cell>
        </table:table-row>
        <table:table-row>
          <table:table-cell table:style-name="Table37.A3" office:value-type="string">
            <text:p text:style-name="Table_20_Contents">udma_i2c0_ingress</text:p>
          </table:table-cell>
          <table:table-cell table:style-name="Table37.A3" office:value-type="string">
            <text:p text:style-name="Table_20_Contents">i2c_s0 agent: s2m_mon_trn_ap</text:p>
          </table:table-cell>
          <table:table-cell table:style-name="Table37.A2" office:value-type="string">
            <text:p text:style-name="Table_20_Contents">sequencer: udma_i2c0_ingress_act_ap</text:p>
          </table:table-cell>
        </table:table-row>
        <table:table-row>
          <table:table-cell table:style-name="Table37.A3" office:value-type="string">
            <text:p text:style-name="Table_20_Contents">udma_i2c1_egress</text:p>
          </table:table-cell>
          <table:table-cell table:style-name="Table37.A3" office:value-type="string">
            <text:p text:style-name="Table_20_Contents">sequencer: udma_i2c1_egress_exp_ap</text:p>
          </table:table-cell>
          <table:table-cell table:style-name="Table37.A2" office:value-type="string">
            <text:p text:style-name="Table_20_Contents">i2c_s1 agent: m2s_mon_trn_ap</text:p>
          </table:table-cell>
        </table:table-row>
        <table:table-row>
          <table:table-cell table:style-name="Table37.A3" office:value-type="string">
            <text:p text:style-name="Table_20_Contents">udma_i2c1_ingress</text:p>
          </table:table-cell>
          <table:table-cell table:style-name="Table37.A3" office:value-type="string">
            <text:p text:style-name="Table_20_Contents">i2c_s1 agent: s2m_mon_trn_ap</text:p>
          </table:table-cell>
          <table:table-cell table:style-name="Table37.A2" office:value-type="string">
            <text:p text:style-name="Table_20_Contents">sequencer: udma_i2c1_ingress_act_ap</text:p>
          </table:table-cell>
        </table:table-row>
        <table:table-row>
          <table:table-cell table:style-name="Table37.A3" office:value-type="string">
            <text:p text:style-name="Table_20_Contents">udma_qspi0_egress</text:p>
          </table:table-cell>
          <table:table-cell table:style-name="Table37.A3" office:value-type="string">
            <text:p text:style-name="Table_20_Contents">sequencer: udma_qspi0_egress_exp_ap</text:p>
          </table:table-cell>
          <table:table-cell table:style-name="Table37.A2" office:value-type="string">
            <text:p text:style-name="Table_20_Contents">qspi_s0 agent: m2s_mon_trn_ap</text:p>
          </table:table-cell>
        </table:table-row>
        <table:table-row>
          <table:table-cell table:style-name="Table37.A3" office:value-type="string">
            <text:p text:style-name="Table_20_Contents">udma_qspi0_ingress</text:p>
          </table:table-cell>
          <table:table-cell table:style-name="Table37.A3" office:value-type="string">
            <text:p text:style-name="Table_20_Contents">qspi_s0 agent: s2m_mon_trn_ap</text:p>
          </table:table-cell>
          <table:table-cell table:style-name="Table37.A2" office:value-type="string">
            <text:p text:style-name="Table_20_Contents">sequencer: udma_qspi0_ingress_act_ap</text:p>
          </table:table-cell>
        </table:table-row>
        <table:table-row>
          <table:table-cell table:style-name="Table37.A3" office:value-type="string">
            <text:p text:style-name="Table_20_Contents">udma_qspi1_egress</text:p>
          </table:table-cell>
          <table:table-cell table:style-name="Table37.A3" office:value-type="string">
            <text:p text:style-name="Table_20_Contents">sequencer: udma_qspi1_egress_exp_ap</text:p>
          </table:table-cell>
          <table:table-cell table:style-name="Table37.A2" office:value-type="string">
            <text:p text:style-name="Table_20_Contents">qspi_s1 agent: m2s_mon_trn_ap</text:p>
          </table:table-cell>
        </table:table-row>
        <table:table-row>
          <table:table-cell table:style-name="Table37.A3" office:value-type="string">
            <text:p text:style-name="Table_20_Contents">udma_qspi1_ingress</text:p>
          </table:table-cell>
          <table:table-cell table:style-name="Table37.A3" office:value-type="string">
            <text:p text:style-name="Table_20_Contents">qspi_s1 agent: s2m_mon_trn_ap</text:p>
          </table:table-cell>
          <table:table-cell table:style-name="Table37.A2" office:value-type="string">
            <text:p text:style-name="Table_20_Contents">sequencer: udma_qspi1_ingress_act_ap</text:p>
          </table:table-cell>
        </table:table-row>
        <table:table-row>
          <table:table-cell table:style-name="Table37.A3" office:value-type="string">
            <text:p text:style-name="Table_20_Contents">udma_uart0_egress</text:p>
          </table:table-cell>
          <table:table-cell table:style-name="Table37.A3" office:value-type="string">
            <text:p text:style-name="Table_20_Contents">sequencer: udma_uart0_egress_exp_ap</text:p>
          </table:table-cell>
          <table:table-cell table:style-name="Table37.A2" office:value-type="string">
            <text:p text:style-name="Table_20_Contents">uart0 agent: eg_mon_trn_ap</text:p>
          </table:table-cell>
        </table:table-row>
        <table:table-row>
          <table:table-cell table:style-name="Table37.A3" office:value-type="string">
            <text:p text:style-name="Table_20_Contents">udma_uart0_ingress</text:p>
          </table:table-cell>
          <table:table-cell table:style-name="Table37.A3" office:value-type="string">
            <text:p text:style-name="Table_20_Contents">uart0 agent: ig_mon_trn_ap</text:p>
          </table:table-cell>
          <table:table-cell table:style-name="Table37.A2" office:value-type="string">
            <text:p text:style-name="Table_20_Contents">sequencer: udma_uart0_ingress_act_ap</text:p>
          </table:table-cell>
        </table:table-row>
        <table:table-row>
          <table:table-cell table:style-name="Table37.A3" office:value-type="string">
            <text:p text:style-name="Table_20_Contents">udma_uart1_egress</text:p>
          </table:table-cell>
          <table:table-cell table:style-name="Table37.A3" office:value-type="string">
            <text:p text:style-name="Table_20_Contents">sequencer: udma_uart1_egress_exp_ap</text:p>
          </table:table-cell>
          <table:table-cell table:style-name="Table37.A2" office:value-type="string">
            <text:p text:style-name="Table_20_Contents">uart1 agent: eg_mon_trn_ap</text:p>
          </table:table-cell>
        </table:table-row>
        <table:table-row>
          <table:table-cell table:style-name="Table37.A3" office:value-type="string">
            <text:p text:style-name="Table_20_Contents">udma_uart1_ingress</text:p>
          </table:table-cell>
          <table:table-cell table:style-name="Table37.A3" office:value-type="string">
            <text:p text:style-name="Table_20_Contents">uart1 agent: ig_mon_trn_ap</text:p>
          </table:table-cell>
          <table:table-cell table:style-name="Table37.A2" office:value-type="string">
            <text:p text:style-name="Table_20_Contents">sequencer: udma_uart1_ingress_act_ap</text:p>
          </table:table-cell>
        </table:table-row>
      </table:table>
      <text:h text:style-name="Heading_20_1" text:outline-level="1">Sequences</text:h>
      <text:h text:style-name="Heading_20_2" text:outline-level="2">Init</text:h>
      <text:p text:style-name="Text_20_body">Initializes any and all probe signals at start of simulation.</text:p>
      <text:h text:style-name="Heading_20_2" text:outline-level="2">Cfg</text:h>
      <text:p text:style-name="Text_20_body">Sets register values to reflect environment configuration.</text:p>
      <text:h text:style-name="Heading_20_2" text:outline-level="2">uart_eg</text:h>
      <text:p text:style-name="Table_20_Contents">Sequence for test 'uart_e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2" text:outline-level="2">uart_ig</text:h>
      <text:p text:style-name="Table_20_Contents">Sequence for test 'uart_ig'.</text:p>
      <text:h text:style-name="Heading_20_3" text:outline-level="3">Knobs</text:h>
      <table:table table:name="Table33" table:style-name="Table33">
        <table:table-column table:style-name="Table33.A" table:number-columns-repeated="3"/>
        <table:table-header-rows>
          <table:table-row>
            <table:table-cell table:style-name="Table33.A1" office:value-type="string">
              <text:p text:style-name="Table_20_Heading">Name</text:p>
            </table:table-cell>
            <table:table-cell table:style-name="Table33.A1" office:value-type="string">
              <text:p text:style-name="Table_20_Heading">Type</text:p>
            </table:table-cell>
            <table:table-cell table:style-name="Table3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3.A3" office:value-type="string">
            <text:p text:style-name="Table_20_Contents">num_items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Number of transactions generated.</text:p>
          </table:table-cell>
        </table:table-row>
        <table:table-row>
          <table:table-cell table:style-name="Table33.A3" office:value-type="string">
            <text:p text:style-name="Table_20_Contents">min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inimum cycles between transactions.</text:p>
          </table:table-cell>
        </table:table-row>
        <table:table-row>
          <table:table-cell table:style-name="Table33.A3" office:value-type="string">
            <text:p text:style-name="Table_20_Contents">max_gap</text:p>
          </table:table-cell>
          <table:table-cell table:style-name="Table33.A3" office:value-type="string">
            <text:p text:style-name="Table_20_Contents">int unsigned</text:p>
          </table:table-cell>
          <table:table-cell table:style-name="Table33.A2" office:value-type="string">
            <text:p text:style-name="Table_20_Contents">Maximum cycles between transactions.</text:p>
          </table:table-cell>
        </table:table-row>
      </table:table>
      <text:h text:style-name="Heading_20_1" text:outline-level="1">Common Test Configuration Knobs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header-rows>
          <table:table-row>
            <table:table-cell table:style-name="Table39.A1" office:value-type="string">
              <text:p text:style-name="Table_20_Heading">Name</text:p>
            </table:table-cell>
            <table:table-cell table:style-name="Table39.A1" office:value-type="string">
              <text:p text:style-name="Table_20_Heading">CLI Arg</text:p>
            </table:table-cell>
            <table:table-cell table:style-name="Table39.A1" office:value-type="string">
              <text:p text:style-name="Table_20_Heading">Type</text:p>
            </table:table-cell>
            <table:table-cell table:style-name="Table3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9.A2" office:value-type="string">
            <text:p text:style-name="Table_20_Contents">selected_reg_block</text:p>
          </table:table-cell>
          <table:table-cell table:style-name="Table39.A2" office:value-type="string">
            <text:p text:style-name="Table_20_Contents">REG_BLOCK</text:p>
          </table:table-cell>
          <table:table-cell table:style-name="Table39.A2" office:value-type="string">
            <text:p text:style-name="Table_20_Contents">Register Block</text:p>
          </table:table-cell>
          <table:table-cell table:style-name="Table39.D2" office:value-type="string">
            <text:p text:style-name="Table_20_Contents">Register block selected for register testing.</text:p>
          </table:table-cell>
        </table:table-row>
        <table:table-row>
          <table:table-cell table:style-name="Table39.A2" office:value-type="string">
            <text:p text:style-name="Table_20_Contents">uart0_baud_rat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 unsigned</text:p>
          </table:table-cell>
          <table:table-cell table:style-name="Table39.D2" office:value-type="string">
            <text:p text:style-name="Table_20_Contents">Baud rate for UART0.</text:p>
          </table:table-cell>
        </table:table-row>
        <table:table-row>
          <table:table-cell table:style-name="Table39.A2" office:value-type="string">
            <text:p text:style-name="Table_20_Contents">uart1_baud_rat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 unsigned</text:p>
          </table:table-cell>
          <table:table-cell table:style-name="Table39.D2" office:value-type="string">
            <text:p text:style-name="Table_20_Contents">Baud rate for UART1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  <text:h text:style-name="Heading_20_2" text:outline-level="2">Functional</text:h>
      <text:h text:style-name="Heading_20_3" text:outline-level="3">Uart</text:h>
      <text:h text:style-name="Heading_20_4" text:outline-level="4">uart_eg</text:h>
      <text:p text:style-name="Table_20_Contents">Generates UART transactions from the core towards the outside world</text:p>
      <text:h text:style-name="Heading_20_5" text:outline-level="5">Goals</text:h>
      <text:list xml:id="list7802630555059513655" text:style-name="L1">
        <text:list-item>
          <text:p text:style-name="P6">Scoreboard 'udma_uart0_egress' must observe 'num_items' matches.</text:p>
        </text:list-item>
      </text:list>
      <text:list xml:id="list7802630555059513655" text:style-name="L1">
        <text:list-item>
          <text:p text:style-name="P6">Scoreboard 'udma_uart1_e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eg</text:p>
          </table:table-cell>
          <table:table-cell table:style-name="Table42.A3" office:value-type="string">
            <text:p text:style-name="Table_20_Contents">uart_e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  <text:h text:style-name="Heading_20_4" text:outline-level="4">uart_ig</text:h>
      <text:p text:style-name="Table_20_Contents">Generates UART transactions from the outside world towards the core</text:p>
      <text:h text:style-name="Heading_20_5" text:outline-level="5">Goals</text:h>
      <text:list xml:id="list7802630555059513655" text:style-name="L1">
        <text:list-item>
          <text:p text:style-name="P6">Scoreboard 'udma_uart0_ingress' must observe 'num_items' matches.</text:p>
        </text:list-item>
      </text:list>
      <text:list xml:id="list7802630555059513655" text:style-name="L1">
        <text:list-item>
          <text:p text:style-name="P6">Scoreboard 'udma_uart1_ingress' must observe 'num_items' matches.</text:p>
        </text:list-item>
      </text:list>
      <text:h text:style-name="Heading_20_5" text:outline-level="5">Knobs</text:h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header-rows>
          <table:table-row>
            <table:table-cell table:style-name="Table43.A1" office:value-type="string">
              <text:p text:style-name="Table_20_Heading">Name</text:p>
            </table:table-cell>
            <table:table-cell table:style-name="Table43.A1" office:value-type="string">
              <text:p text:style-name="Table_20_Heading">CLI Arg</text:p>
            </table:table-cell>
            <table:table-cell table:style-name="Table43.A1" office:value-type="string">
              <text:p text:style-name="Table_20_Heading">Type</text:p>
            </table:table-cell>
            <table:table-cell table:style-name="Table4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3.A3" office:value-type="string">
            <text:p text:style-name="Table_20_Contents">num_items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Number of transactions generated.</text:p>
          </table:table-cell>
        </table:table-row>
        <table:table-row>
          <table:table-cell table:style-name="Table43.A3" office:value-type="string">
            <text:p text:style-name="Table_20_Contents">min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inimum cycles between transactions.</text:p>
          </table:table-cell>
        </table:table-row>
        <table:table-row>
          <table:table-cell table:style-name="Table43.A3" office:value-type="string">
            <text:p text:style-name="Table_20_Contents">max_gap</text:p>
          </table:table-cell>
          <table:table-cell table:style-name="Table43.A3" office:value-type="string">
            <text:p text:style-name="Table_20_Contents"/>
          </table:table-cell>
          <table:table-cell table:style-name="Table43.A3" office:value-type="string">
            <text:p text:style-name="Table_20_Contents">int unsigned</text:p>
          </table:table-cell>
          <table:table-cell table:style-name="Table43.D3" office:value-type="string">
            <text:p text:style-name="Table_20_Contents">Maximum cycles between transactions.</text:p>
          </table:table-cell>
        </table:table-row>
      </table:table>
      <text:h text:style-name="Heading_20_5" text:outline-level="5">Sequence Instances</text:h>
      <table:table table:name="Table42" table:style-name="Table42">
        <table:table-column table:style-name="Table42.A"/>
        <table:table-column table:style-name="Table42.B"/>
        <table:table-column table:style-name="Table42.C"/>
        <table:table-header-rows>
          <table:table-row>
            <table:table-cell table:style-name="Table42.A1" office:value-type="string">
              <text:p text:style-name="Table_20_Heading">Name</text:p>
            </table:table-cell>
            <table:table-cell table:style-name="Table42.A1" office:value-type="string">
              <text:p text:style-name="Table_20_Heading">Type</text:p>
            </table:table-cell>
            <table:table-cell table:style-name="Table42.C1" office:value-type="string">
              <text:p text:style-name="Table_20_Heading">Phase</text:p>
            </table:table-cell>
          </table:table-row>
        </table:table-header-rows>
        <table:table-row>
          <table:table-cell table:style-name="Table42.A3" office:value-type="string">
            <text:p text:style-name="Table_20_Contents">uart_ig</text:p>
          </table:table-cell>
          <table:table-cell table:style-name="Table42.A3" office:value-type="string">
            <text:p text:style-name="Table_20_Contents">uart_ig</text:p>
          </table:table-cell>
          <table:table-cell table:style-name="Table42.A2" office:value-type="string">
            <text:p text:style-name="Table_20_Contents">main</text:p>
          </table:table-cell>
        </table:table-row>
      </table:table>
      <text:h text:style-name="Heading_20_5" text:outline-level="5">Regression Entries</text:h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header-rows>
          <table:table-row>
            <table:table-cell table:style-name="Table40.A1" office:value-type="string">
              <text:p text:style-name="Table_20_Heading">Target</text:p>
            </table:table-cell>
            <table:table-cell table:style-name="Table40.A1" office:value-type="string">
              <text:p text:style-name="Table_20_Heading">Regression</text:p>
            </table:table-cell>
            <table:table-cell table:style-name="Table40.A1" office:value-type="string">
              <text:p text:style-name="Table_20_Heading">[Seeds]/Count</text:p>
            </table:table-cell>
            <table:table-cell table:style-name="Table40.D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sanitysanitysanity</text:p>
          </table:table-cell>
          <table:table-cell table:style-name="Table40.A3" office:value-type="string">
            <text:p text:style-name="Table_20_Contents">[1]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nightlynightlynightly</text:p>
          </table:table-cell>
          <table:table-cell table:style-name="Table40.A3" office:value-type="string">
            <text:p text:style-name="Table_20_Contents">10</text:p>
          </table:table-cell>
          <table:table-cell table:style-name="Table40.A2" office:value-type="string"/>
        </table:table-row>
        <table:table-row>
          <table:table-cell table:style-name="Table40.A3" office:value-type="string">
            <text:p text:style-name="Table_20_Contents"/>
          </table:table-cell>
          <table:table-cell table:style-name="Table40.A3" office:value-type="string">
            <text:p text:style-name="Table_20_Contents">weeklyweeklyweekly</text:p>
          </table:table-cell>
          <table:table-cell table:style-name="Table40.A3" office:value-type="string">
            <text:p text:style-name="Table_20_Contents">100</text:p>
          </table:table-cell>
          <table:table-cell table:style-name="Table40.A2" office:value-type="string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55</dc:date>
    <dc:creator>David Poulin</dc:creator>
    <meta:editing-duration>P6DT7H43M51S</meta:editing-duration>
    <meta:editing-cycles>201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903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26.830615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26.830615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